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9.9583in" fo:margin-left="-0.0104in" table:align="left" style:writing-mode="lr-tb"/>
    </style:style>
    <style:style style:name="Tabel1.A" style:family="table-column">
      <style:table-column-properties style:column-width="1.416in"/>
    </style:style>
    <style:style style:name="Tabel1.B" style:family="table-column">
      <style:table-column-properties style:column-width="4.3604in"/>
    </style:style>
    <style:style style:name="Tabel1.C" style:family="table-column">
      <style:table-column-properties style:column-width="0.7264in"/>
    </style:style>
    <style:style style:name="Tabel1.D" style:family="table-column">
      <style:table-column-properties style:column-width="2.5826in"/>
    </style:style>
    <style:style style:name="Tabel1.E" style:family="table-column">
      <style:table-column-properties style:column-width="0.8729in"/>
    </style:style>
    <style:style style:name="Tabel1.1" style:family="table-row">
      <style:table-row-properties style:min-row-height="0.3958in" style:keep-together="true" fo:keep-together="auto"/>
    </style:style>
    <style:style style:name="Tabel1.A1" style:family="table-cell">
      <style:table-cell-properties style:vertical-align="middle" fo:background-color="#ffffff" fo:padding-left="0.0486in" fo:padding-right="0.0486in" fo:padding-top="0in" fo:padding-bottom="0in" fo:border="0.0069in solid #00000a">
        <style:background-image/>
      </style:table-cell-properties>
    </style:style>
    <style:style style:name="Tabel1.B1" style:family="table-cell">
      <style:table-cell-properties style:vertical-align="middle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1.2" style:family="table-row">
      <style:table-row-properties style:min-row-height="0.2604in" style:keep-together="true" fo:keep-together="auto"/>
    </style:style>
    <style:style style:name="Tabel1.A2" style:family="table-cell">
      <style:table-cell-properties fo:background-color="#ffffff" fo:padding-left="0.0486in" fo:padding-right="0.0486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el1.B2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1.3" style:family="table-row">
      <style:table-row-properties style:min-row-height="0.2083in" style:keep-together="true" fo:keep-together="auto"/>
    </style:style>
    <style:style style:name="Tabel1.B3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el1.A4" style:family="table-cell">
      <style:table-cell-properties style:vertical-align="middle" fo:padding-left="0.0486in" fo:padding-right="0.0486in" fo:padding-top="0in" fo:padding-bottom="0in" fo:border-left="0.0069in solid #00000a" fo:border-right="0.0069in solid #00000a" fo:border-top="none" fo:border-bottom="0.0069in solid #00000a"/>
    </style:style>
    <style:style style:name="Tabel2" style:family="table">
      <style:table-properties style:width="9.9813in" fo:margin-left="-0.0104in" table:align="left" style:writing-mode="lr-tb"/>
    </style:style>
    <style:style style:name="Tabel2.A" style:family="table-column">
      <style:table-column-properties style:column-width="1.3139in"/>
    </style:style>
    <style:style style:name="Tabel2.B" style:family="table-column">
      <style:table-column-properties style:column-width="2.6785in"/>
    </style:style>
    <style:style style:name="Tabel2.C" style:family="table-column">
      <style:table-column-properties style:column-width="2.4708in"/>
    </style:style>
    <style:style style:name="Tabel2.D" style:family="table-column">
      <style:table-column-properties style:column-width="1.5215in"/>
    </style:style>
    <style:style style:name="Tabel2.E" style:family="table-column">
      <style:table-column-properties style:column-width="1.9965in"/>
    </style:style>
    <style:style style:name="Tabel2.1" style:family="table-row">
      <style:table-row-properties style:min-row-height="0.3958in" style:keep-together="true" fo:keep-together="auto"/>
    </style:style>
    <style:style style:name="Tabel2.A1" style:family="table-cell">
      <style:table-cell-properties style:vertical-align="middle" fo:background-color="#ffffff" fo:padding-left="0.0486in" fo:padding-right="0.0486in" fo:padding-top="0in" fo:padding-bottom="0in" fo:border="0.0069in solid #00000a">
        <style:background-image/>
      </style:table-cell-properties>
    </style:style>
    <style:style style:name="Tabel2.B1" style:family="table-cell">
      <style:table-cell-properties style:vertical-align="middle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2.2" style:family="table-row">
      <style:table-row-properties style:min-row-height="0.2604in" style:keep-together="true" fo:keep-together="auto"/>
    </style:style>
    <style:style style:name="Tabel2.A2" style:family="table-cell">
      <style:table-cell-properties fo:background-color="#ffffff" fo:padding-left="0.0486in" fo:padding-right="0.0486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el2.B2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2.3" style:family="table-row">
      <style:table-row-properties style:min-row-height="0.2083in" style:keep-together="true" fo:keep-together="auto"/>
    </style:style>
    <style:style style:name="Tabel2.B3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el2.A4" style:family="table-cell">
      <style:table-cell-properties style:vertical-align="middle" fo:padding-left="0.0486in" fo:padding-right="0.0486in" fo:padding-top="0in" fo:padding-bottom="0in" fo:border-left="0.0069in solid #00000a" fo:border-right="0.0069in solid #00000a" fo:border-top="none" fo:border-bottom="0.0069in solid #00000a"/>
    </style:style>
    <style:style style:name="Tabel3" style:family="table">
      <style:table-properties style:width="17.2146in" fo:margin-left="-0.0104in" table:align="left" style:writing-mode="lr-tb"/>
    </style:style>
    <style:style style:name="Tabel3.A" style:family="table-column">
      <style:table-column-properties style:column-width="1.2708in"/>
    </style:style>
    <style:style style:name="Tabel3.B" style:family="table-column">
      <style:table-column-properties style:column-width="6.1146in"/>
    </style:style>
    <style:style style:name="Tabel3.C" style:family="table-column">
      <style:table-column-properties style:column-width="1.25in"/>
    </style:style>
    <style:style style:name="Tabel3.D" style:family="table-column">
      <style:table-column-properties style:column-width="5.1361in"/>
    </style:style>
    <style:style style:name="Tabel3.E" style:family="table-column">
      <style:table-column-properties style:column-width="3.4431in"/>
    </style:style>
    <style:style style:name="Tabel3.1" style:family="table-row">
      <style:table-row-properties style:min-row-height="0.3958in" style:keep-together="true" fo:keep-together="auto"/>
    </style:style>
    <style:style style:name="Tabel3.A1" style:family="table-cell">
      <style:table-cell-properties style:vertical-align="middle" fo:background-color="#ffffff" fo:padding-left="0.0486in" fo:padding-right="0.0486in" fo:padding-top="0in" fo:padding-bottom="0in" fo:border="0.0069in solid #00000a">
        <style:background-image/>
      </style:table-cell-properties>
    </style:style>
    <style:style style:name="Tabel3.B1" style:family="table-cell">
      <style:table-cell-properties style:vertical-align="middle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3.2" style:family="table-row">
      <style:table-row-properties style:min-row-height="0.2604in" style:keep-together="true" fo:keep-together="auto"/>
    </style:style>
    <style:style style:name="Tabel3.A2" style:family="table-cell">
      <style:table-cell-properties fo:background-color="#ffffff" fo:padding-left="0.0486in" fo:padding-right="0.0486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el3.B2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el3.3" style:family="table-row">
      <style:table-row-properties style:min-row-height="0.4271in" style:keep-together="true" fo:keep-together="auto"/>
    </style:style>
    <style:style style:name="Tabel3.B3" style:family="table-cell">
      <style:table-cell-properties fo:background-color="#ffffff" fo:padding-left="0.0486in" fo:padding-right="0.0486in" fo:padding-top="0in" fo:padding-bottom="0in" fo:border-left="none" fo:border-right="0.0069in solid #000001" fo:border-top="0.0069in solid #00000a" fo:border-bottom="0.0069in solid #00000a">
        <style:background-image/>
      </style:table-cell-properties>
    </style:style>
    <style:style style:name="Tabel3.4" style:family="table-row">
      <style:table-row-properties style:min-row-height="0.2083in" style:keep-together="true" fo:keep-together="auto"/>
    </style:style>
    <style:style style:name="Tabel3.B4" style:family="table-cell">
      <style:table-cell-properties style:vertical-align="bottom" fo:background-color="#ffffff" fo:padding-left="0.0486in" fo:padding-right="0.0486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el3.A5" style:family="table-cell">
      <style:table-cell-properties style:vertical-align="middle" fo:padding-left="0.0486in" fo:padding-right="0.0486in" fo:padding-top="0in" fo:padding-bottom="0in" fo:border-left="0.0069in solid #00000a" fo:border-right="0.0069in solid #00000a" fo:border-top="none" fo:border-bottom="0.0069in solid #00000a"/>
    </style:style>
    <style:style style:name="Tabel3.7" style:family="table-row">
      <style:table-row-properties style:min-row-height="0.4063in" style:keep-together="true" fo:keep-together="auto"/>
    </style:style>
    <style:style style:name="Tabel4" style:family="table">
      <style:table-properties style:width="10.8188in" fo:margin-left="-0.0819in" table:align="left" style:writing-mode="lr-tb"/>
    </style:style>
    <style:style style:name="Tabel4.A" style:family="table-column">
      <style:table-column-properties style:column-width="0.7785in"/>
    </style:style>
    <style:style style:name="Tabel4.B" style:family="table-column">
      <style:table-column-properties style:column-width="3.3in"/>
    </style:style>
    <style:style style:name="Tabel4.C" style:family="table-column">
      <style:table-column-properties style:column-width="1.0361in"/>
    </style:style>
    <style:style style:name="Tabel4.D" style:family="table-column">
      <style:table-column-properties style:column-width="4.2292in"/>
    </style:style>
    <style:style style:name="Tabel4.E" style:family="table-column">
      <style:table-column-properties style:column-width="1.475in"/>
    </style:style>
    <style:style style:name="Tabel4.1" style:family="table-row">
      <style:table-row-properties style:keep-together="true" fo:keep-together="auto"/>
    </style:style>
    <style:style style:name="Tabel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4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4.5" style:family="table-row">
      <style:table-row-properties style:min-row-height="0.2153in" style:keep-together="true" fo:keep-together="auto"/>
    </style:style>
    <style:style style:name="Tabel4.A9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el4.A10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el4.B1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4.E1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el4.14" style:family="table-row">
      <style:table-row-properties style:min-row-height="0.2361in" style:keep-together="true" fo:keep-together="auto"/>
    </style:style>
    <style:style style:name="Tabel5" style:family="table">
      <style:table-properties style:width="10.8965in" fo:margin-left="-0.1597in" table:align="left" style:writing-mode="lr-tb"/>
    </style:style>
    <style:style style:name="Tabel5.A" style:family="table-column">
      <style:table-column-properties style:column-width="1.3424in"/>
    </style:style>
    <style:style style:name="Tabel5.B" style:family="table-column">
      <style:table-column-properties style:column-width="2.7347in"/>
    </style:style>
    <style:style style:name="Tabel5.C" style:family="table-column">
      <style:table-column-properties style:column-width="0.9021in"/>
    </style:style>
    <style:style style:name="Tabel5.D" style:family="table-column">
      <style:table-column-properties style:column-width="5.116in"/>
    </style:style>
    <style:style style:name="Tabel5.E" style:family="table-column">
      <style:table-column-properties style:column-width="0.8014in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5.12" style:family="table-row">
      <style:table-row-properties style:min-row-height="0.2792in" style:keep-together="true" fo:keep-together="auto"/>
    </style:style>
    <style:style style:name="Tabel5.14" style:family="table-row">
      <style:table-row-properties style:min-row-height="0.1736in" style:keep-together="true" fo:keep-together="auto"/>
    </style:style>
    <style:style style:name="Tabel5.15" style:family="table-row">
      <style:table-row-properties style:min-row-height="0.3618in" style:keep-together="true" fo:keep-together="auto"/>
    </style:style>
    <style:style style:name="Tabel5.16" style:family="table-row">
      <style:table-row-properties style:min-row-height="0.2347in" style:keep-together="true" fo:keep-together="auto"/>
    </style:style>
    <style:style style:name="Tabel5.19" style:family="table-row">
      <style:table-row-properties style:min-row-height="0.2938in" style:keep-together="true" fo:keep-together="auto"/>
    </style:style>
    <style:style style:name="Tabel5.22" style:family="table-row">
      <style:table-row-properties style:min-row-height="0.0486in" style:keep-together="true" fo:keep-together="auto"/>
    </style:style>
    <style:style style:name="Tabel5.29" style:family="table-row">
      <style:table-row-properties style:min-row-height="0.2403in" style:keep-together="true" fo:keep-together="auto"/>
    </style:style>
    <style:style style:name="Tabel5.30" style:family="table-row">
      <style:table-row-properties style:min-row-height="0.1847in" style:keep-together="true" fo:keep-together="auto"/>
    </style:style>
    <style:style style:name="Tabel5.32" style:family="table-row">
      <style:table-row-properties style:min-row-height="0.1958in" style:keep-together="true" fo:keep-together="auto"/>
    </style:style>
    <style:style style:name="Tabel5.33" style:family="table-row">
      <style:table-row-properties style:min-row-height="0.4444in" style:keep-together="true" fo:keep-together="auto"/>
    </style:style>
    <style:style style:name="Tabel5.34" style:family="table-row">
      <style:table-row-properties style:min-row-height="0.2069in" style:keep-together="true" fo:keep-together="auto"/>
    </style:style>
    <style:style style:name="Tabel6" style:family="table">
      <style:table-properties style:width="10.9951in" fo:margin-left="-0.1597in" table:align="left" style:writing-mode="lr-tb"/>
    </style:style>
    <style:style style:name="Tabel6.A" style:family="table-column">
      <style:table-column-properties style:column-width="1.191in"/>
    </style:style>
    <style:style style:name="Tabel6.B" style:family="table-column">
      <style:table-column-properties style:column-width="2.8993in"/>
    </style:style>
    <style:style style:name="Tabel6.C" style:family="table-column">
      <style:table-column-properties style:column-width="0.8861in"/>
    </style:style>
    <style:style style:name="Tabel6.D" style:family="table-column">
      <style:table-column-properties style:column-width="4.3778in"/>
    </style:style>
    <style:style style:name="Tabel6.E" style:family="table-column">
      <style:table-column-properties style:column-width="1.641in"/>
    </style:style>
    <style:style style:name="Tabel6.1" style:family="table-row">
      <style:table-row-properties style:keep-together="true" fo:keep-together="auto"/>
    </style:style>
    <style:style style:name="Tabel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6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6.8" style:family="table-row">
      <style:table-row-properties style:min-row-height="0.2292in" style:keep-together="true" fo:keep-together="auto"/>
    </style:style>
    <style:style style:name="Tabel6.9" style:family="table-row">
      <style:table-row-properties style:min-row-height="0.2771in" style:keep-together="true" fo:keep-together="auto"/>
    </style:style>
    <style:style style:name="Tabel6.10" style:family="table-row">
      <style:table-row-properties style:min-row-height="0.191in" style:keep-together="true" fo:keep-together="auto"/>
    </style:style>
    <style:style style:name="Tabel6.13" style:family="table-row">
      <style:table-row-properties style:min-row-height="0.1972in" style:keep-together="true" fo:keep-together="auto"/>
    </style:style>
    <style:style style:name="Tabel6.14" style:family="table-row">
      <style:table-row-properties style:min-row-height="0.1931in" style:keep-together="true" fo:keep-together="auto"/>
    </style:style>
    <style:style style:name="Tabel6.15" style:family="table-row">
      <style:table-row-properties style:min-row-height="0.2347in" style:keep-together="true" fo:keep-together="auto"/>
    </style:style>
    <style:style style:name="Tabel6.A1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6.E1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el7" style:family="table">
      <style:table-properties style:width="10.9347in" fo:margin-left="-0.1597in" table:align="left" style:writing-mode="lr-tb"/>
    </style:style>
    <style:style style:name="Tabel7.A" style:family="table-column">
      <style:table-column-properties style:column-width="1.2042in"/>
    </style:style>
    <style:style style:name="Tabel7.B" style:family="table-column">
      <style:table-column-properties style:column-width="3.0333in"/>
    </style:style>
    <style:style style:name="Tabel7.C" style:family="table-column">
      <style:table-column-properties style:column-width="0.8375in"/>
    </style:style>
    <style:style style:name="Tabel7.D" style:family="table-column">
      <style:table-column-properties style:column-width="5.0201in"/>
    </style:style>
    <style:style style:name="Tabel7.E" style:family="table-column">
      <style:table-column-properties style:column-width="0.8396in"/>
    </style:style>
    <style:style style:name="Tabel7.1" style:family="table-row">
      <style:table-row-properties style:keep-together="true" fo:keep-together="auto"/>
    </style:style>
    <style:style style:name="Tabel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7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7.A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7.E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el7.9" style:family="table-row">
      <style:table-row-properties style:min-row-height="0.166in" style:keep-together="true" fo:keep-together="auto"/>
    </style:style>
    <style:style style:name="Tabel7.11" style:family="table-row">
      <style:table-row-properties style:min-row-height="0.2097in" style:keep-together="true" fo:keep-together="auto"/>
    </style:style>
    <style:style style:name="Tabel7.12" style:family="table-row">
      <style:table-row-properties style:min-row-height="0.1861in" style:keep-together="true" fo:keep-together="auto"/>
    </style:style>
    <style:style style:name="Tabel7.13" style:family="table-row">
      <style:table-row-properties style:min-row-height="0.1958in" style:keep-together="true" fo:keep-together="auto"/>
    </style:style>
    <style:style style:name="Tabel7.15" style:family="table-row">
      <style:table-row-properties style:min-row-height="0.1465in" style:keep-together="true" fo:keep-together="auto"/>
    </style:style>
    <style:style style:name="Tabel7.16" style:family="table-row">
      <style:table-row-properties style:min-row-height="0.1681in" style:keep-together="true" fo:keep-together="auto"/>
    </style:style>
    <style:style style:name="Tabel7.17" style:family="table-row">
      <style:table-row-properties style:min-row-height="0.1903in" style:keep-together="true" fo:keep-together="auto"/>
    </style:style>
    <style:style style:name="Tabel7.18" style:family="table-row">
      <style:table-row-properties style:min-row-height="0.1458in" style:keep-together="true" fo:keep-together="auto"/>
    </style:style>
    <style:style style:name="Tabel7.19" style:family="table-row">
      <style:table-row-properties style:min-row-height="0.1889in" style:keep-together="true" fo:keep-together="auto"/>
    </style:style>
    <style:style style:name="Tabel7.20" style:family="table-row">
      <style:table-row-properties style:min-row-height="0.1611in" style:keep-together="true" fo:keep-together="auto"/>
    </style:style>
    <style:style style:name="Tabel7.21" style:family="table-row">
      <style:table-row-properties style:min-row-height="0.1417in" style:keep-together="true" fo:keep-together="auto"/>
    </style:style>
    <style:style style:name="Tabel7.23" style:family="table-row">
      <style:table-row-properties style:min-row-height="0.1542in" style:keep-together="true" fo:keep-together="auto"/>
    </style:style>
    <style:style style:name="Tabel7.24" style:family="table-row">
      <style:table-row-properties style:min-row-height="0.2347in" style:keep-together="true" fo:keep-together="auto"/>
    </style:style>
    <style:style style:name="Tabel7.25" style:family="table-row">
      <style:table-row-properties style:min-row-height="0.1951in" style:keep-together="true" fo:keep-together="auto"/>
    </style:style>
    <style:style style:name="Tabel7.26" style:family="table-row">
      <style:table-row-properties style:min-row-height="0.184in" style:keep-together="true" fo:keep-together="auto"/>
    </style:style>
    <style:style style:name="Tabel7.27" style:family="table-row">
      <style:table-row-properties style:min-row-height="0.1694in" style:keep-together="true" fo:keep-together="auto"/>
    </style:style>
    <style:style style:name="Tabel8" style:family="table">
      <style:table-properties style:width="10.8188in" fo:margin-left="-0.0819in" table:align="left" style:writing-mode="lr-tb"/>
    </style:style>
    <style:style style:name="Tabel8.A" style:family="table-column">
      <style:table-column-properties style:column-width="0.7785in"/>
    </style:style>
    <style:style style:name="Tabel8.B" style:family="table-column">
      <style:table-column-properties style:column-width="3.3in"/>
    </style:style>
    <style:style style:name="Tabel8.C" style:family="table-column">
      <style:table-column-properties style:column-width="0.7215in"/>
    </style:style>
    <style:style style:name="Tabel8.D" style:family="table-column">
      <style:table-column-properties style:column-width="5.1188in"/>
    </style:style>
    <style:style style:name="Tabel8.E" style:family="table-column">
      <style:table-column-properties style:column-width="0.9in"/>
    </style:style>
    <style:style style:name="Tabel8.1" style:family="table-row">
      <style:table-row-properties style:keep-together="true" fo:keep-together="auto"/>
    </style:style>
    <style:style style:name="Tabel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8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8.A1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8.E11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el8.19" style:family="table-row">
      <style:table-row-properties style:min-row-height="0.1451in" style:keep-together="true" fo:keep-together="auto"/>
    </style:style>
    <style:style style:name="P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100%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line-height="100%" style:snap-to-layout-grid="false"/>
    </style:style>
    <style:style style:name="P10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fo:line-height="100%"/>
    </style:style>
    <style:style style:name="P12" style:family="paragraph" style:parent-style-name="Standard">
      <style:paragraph-properties fo:margin-top="0in" fo:margin-bottom="0in" fo:line-height="100%"/>
      <style:text-properties fo:color="#000000" style:font-name="Calibri" fo:font-weight="bold" style:font-name-asian="Times New Roman1" style:language-asian="da" style:country-asian="DK" style:font-weight-asian="bold" style:font-name-complex="Calibri2" style:font-weight-complex="bold"/>
    </style:style>
    <style:style style:name="P13" style:family="paragraph" style:parent-style-name="Standard">
      <style:paragraph-properties fo:margin-top="0in" fo:margin-bottom="0in" fo:line-height="100%" style:snap-to-layout-gri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in" fo:margin-bottom="0in" fo:line-height="100%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line-height="100%" style:snap-to-layout-grid="false"/>
      <style:text-properties fo:font-size="10pt" style:font-size-asian="10pt" style:font-size-complex="10pt"/>
    </style:style>
    <style:style style:name="P16" style:family="paragraph" style:parent-style-name="Standard" style:list-style-name="WW8Num2">
      <style:paragraph-properties fo:margin-top="0in" fo:margin-bottom="0in" fo:line-height="100%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fo:line-height="100%" style:snap-to-layout-grid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fo:line-height="100%" style:snap-to-layout-grid="false"/>
    </style:style>
    <style:style style:name="P20" style:family="paragraph" style:parent-style-name="Standard" style:list-style-name="WW8Num2">
      <style:paragraph-properties fo:margin-top="0in" fo:margin-bottom="0in" fo:line-height="100%" style:snap-to-layout-grid="false"/>
    </style:style>
    <style:style style:name="P21" style:family="paragraph" style:parent-style-name="Standard">
      <style:paragraph-properties fo:margin-left="0.25in" fo:margin-right="0in" fo:text-indent="0in" style:auto-text-indent="false"/>
    </style:style>
    <style:style style:name="P22" style:family="paragraph" style:parent-style-name="Standard">
      <style:paragraph-properties fo:line-height="100%" fo:break-before="page"/>
      <style:text-properties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line-height="100%" fo:break-before="page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 style:master-page-name="Standard">
      <style:paragraph-properties style:page-number="auto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break-before="page"/>
      <style:text-properties style:font-name="Calibri1" fo:font-size="16pt" style:text-underline-style="non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weight="bold" style:font-name-asian="Times New Roman1" style:language-asian="da" style:country-asian="DK" style:font-weight-asian="bold" style:font-name-complex="Calibri2" style:font-weight-complex="bold"/>
    </style:style>
    <style:style style:name="T3" style:family="text">
      <style:text-properties fo:color="#000000" style:font-name="Calibri" fo:font-size="14pt" fo:font-weight="bold" style:font-name-asian="Times New Roman1" style:font-size-asian="14pt" style:language-asian="da" style:country-asian="DK" style:font-weight-asian="bold" style:font-name-complex="Calibri2" style:font-size-complex="14pt" style:font-weight-complex="bold"/>
    </style:style>
    <style:style style:name="T4" style:family="text">
      <style:text-properties fo:color="#000000" style:font-name="Calibri" style:font-name-asian="Times New Roman1" style:language-asian="da" style:country-asian="DK" style:font-name-complex="Calibri2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Calibri1" fo:font-size="16pt" style:text-underline-style="none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57148" text:style-name="WWNum1">
        <text:list-item>
          <text:p text:style-name="P25">Kontor, opvaskerum og mellemgang ved køkken (4 alumner) (Revideret 2. oktober 10)</text:p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 table:style-name="Tabel1.1">
          <table:table-cell table:style-name="Tabel1.A1" office:value-type="string">
            <text:p text:style-name="P11"><text:span text:style-name="T2">Tidspunkt</text:span></text:p>
          </table:table-cell>
          <table:table-cell table:style-name="Tabel1.B1" office:value-type="string">
            <text:p text:style-name="P11"><text:span text:style-name="T2">Beskrivelse</text:span></text:p>
          </table:table-cell>
          <table:table-cell table:style-name="Tabel1.B1" office:value-type="string">
            <text:p text:style-name="P11"><text:span text:style-name="T2">Godkendt</text:span></text:p>
          </table:table-cell>
          <table:table-cell table:style-name="Tabel1.B1" office:value-type="string">
            <text:p text:style-name="P11"><text:span text:style-name="T2">Bemærkninger</text:span></text:p>
          </table:table-cell>
          <table:table-cell table:style-name="Tabel1.B1" office:value-type="string">
            <text:p text:style-name="P11"><text:span text:style-name="T2">Godkendt 2. omgang</text:span></text:p>
          </table:table-cell>
        </table:table-row>
        <table:table-row table:style-name="Tabel1.2">
          <table:table-cell table:style-name="Tabel1.A2" office:value-type="string">
            <text:p text:style-name="P11"><text:span text:style-name="T3"> </text:span></text:p>
          </table:table-cell>
          <table:table-cell table:style-name="Tabel1.B2" table:number-columns-spanned="4" office:value-type="string">
            <text:p text:style-name="P11"><text:span text:style-name="T3">Opvaskerum</text:span></text:p>
          </table:table-cell>
          <table:covered-table-cell/>
          <table:covered-table-cell/>
          <table:covered-table-cell/>
        </table:table-row>
        <table:table-row table:style-name="Tabel1.3">
          <table:table-cell table:style-name="Tabel1.A2" table:number-rows-spanned="7" office:value-type="string">
            <text:p text:style-name="P11"><text:span text:style-name="T2">1 gang om ugen</text:span></text:p>
          </table:table-cell>
          <table:table-cell table:style-name="Tabel1.B3" office:value-type="string">
            <text:p text:style-name="P11"><text:span text:style-name="T4">Vask gulv med grovrens, også under KEN og vasken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Rengør KEN på alle overfladermed universalrengøring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Aftør vindueskarmen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Aftør borde, inkl. underside, bordben, stativer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Rengør stålvask med svamp og universalrengøring, samt tøm risten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Rengør KENs transportbånd samt ruller med vand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Vask alle fliser med universalrengøring.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Ved*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table:number-rows-spanned="3" office:value-type="string">
            <text:p text:style-name="P11"><text:span text:style-name="T2">Ved hovedrengøring</text:span></text:p>
          </table:table-cell>
          <table:table-cell table:style-name="Tabel1.B3" office:value-type="string">
            <text:p text:style-name="P11"><text:span text:style-name="T4">Puds vinduer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2">
          <table:table-cell table:style-name="Tabel1.A2" office:value-type="string">
            <text:p text:style-name="P11"><text:span text:style-name="T3"> </text:span></text:p>
          </table:table-cell>
          <table:table-cell table:style-name="Tabel1.B2" table:number-columns-spanned="4" office:value-type="string">
            <text:p text:style-name="P11"><text:span text:style-name="T3">Kontor og badeværelse</text:span></text:p>
          </table:table-cell>
          <table:covered-table-cell/>
          <table:covered-table-cell/>
          <table:covered-table-cell/>
        </table:table-row>
        <table:table-row table:style-name="Tabel1.3">
          <table:table-cell table:style-name="Tabel1.A2" table:number-rows-spanned="4" office:value-type="string">
            <text:p text:style-name="P11"><text:span text:style-name="T2">1 gang om ugen</text:span></text:p>
          </table:table-cell>
          <table:table-cell table:style-name="Tabel1.B3" office:value-type="string">
            <text:p text:style-name="P11"><text:span text:style-name="T4">Aftør bordene, reoler og låger på personaleskabe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Skraldespand tømmes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Aftør vindueskarm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Fej og vask gulvet i kontor og på badeværelse, med grovrens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table:number-rows-spanned="3" office:value-type="string">
            <text:p text:style-name="P11"><text:span text:style-name="T2">Ved *</text:span></text:p>
          </table:table-cell>
          <table:table-cell table:style-name="Tabel1.B3" office:value-type="string">
            <text:p text:style-name="P11"><text:span text:style-name="T4">Fjern spindelvæv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Vand blomsterne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Rengør håndvaske, toilet, spejl og alle fliser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table:number-rows-spanned="3" office:value-type="string">
            <text:p text:style-name="P11"><text:span text:style-name="T2">Ved hovedrengøring</text:span></text:p>
          </table:table-cell>
          <table:table-cell table:style-name="Tabel1.B3" office:value-type="string">
            <text:p text:style-name="P11"><text:span text:style-name="T4">Aftør lamperne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Puds vinduer, både ude, inde og over døren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covered-table-cell/>
          <table:table-cell table:style-name="Tabel1.B3" office:value-type="string">
            <text:p text:style-name="P11"><text:span text:style-name="T4">Tør alle hylderne af og stil tingene pænt på plads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ext:soft-page-break/>
        <table:table-row table:style-name="Tabel1.2">
          <table:table-cell table:style-name="Tabel1.A2" office:value-type="string">
            <text:p text:style-name="P11"><text:span text:style-name="T3"> </text:span></text:p>
          </table:table-cell>
          <table:table-cell table:style-name="Tabel1.B2" table:number-columns-spanned="4" office:value-type="string">
            <text:p text:style-name="P11"><text:span text:style-name="T3">Mellemgang (ved køkken)</text:span></text:p>
          </table:table-cell>
          <table:covered-table-cell/>
          <table:covered-table-cell/>
          <table:covered-table-cell/>
        </table:table-row>
        <table:table-row table:style-name="Tabel1.3">
          <table:table-cell table:style-name="Tabel1.A2" office:value-type="string">
            <text:p text:style-name="P11"><text:span text:style-name="T2">1 gang om ugen</text:span></text:p>
          </table:table-cell>
          <table:table-cell table:style-name="Tabel1.B3" office:value-type="string">
            <text:p text:style-name="P11"><text:span text:style-name="T4">Fej og vask gulv med grovrens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Ved *</text:span></text:p>
          </table:table-cell>
          <table:table-cell table:style-name="Tabel1.B3" office:value-type="string">
            <text:p text:style-name="P11"><text:span text:style-name="T4">Aftør træpaneler med fugtig klud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Ved hovedrengøring</text:span></text:p>
          </table:table-cell>
          <table:table-cell table:style-name="Tabel1.B3" office:value-type="string">
            <text:p text:style-name="P11"><text:span text:style-name="T4">Fjern spindelvæv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  <table:table-row table:style-name="Tabel1.3">
          <table:table-cell table:style-name="Tabel1.A2" office:value-type="string">
            <text:p text:style-name="P11"><text:span text:style-name="T2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  <table:table-cell table:style-name="Tabel1.B3" office:value-type="string">
            <text:p text:style-name="P11"><text:span text:style-name="T4"> 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0342003" text:continue-numbering="true" text:style-name="WWNum1">
        <text:list-item>
          <text:p text:style-name="P24"><text:soft-page-break/>Varme køkken (3 alumner) (Revideret 2. oktober 10)</text:p>
        </text:list-item>
      </text:list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row table:style-name="Tabel2.1">
          <table:table-cell table:style-name="Tabel2.A1" office:value-type="string">
            <text:p text:style-name="P11"><text:span text:style-name="T2">Tidspunkt</text:span></text:p>
          </table:table-cell>
          <table:table-cell table:style-name="Tabel2.B1" office:value-type="string">
            <text:p text:style-name="P11"><text:span text:style-name="T2">Beskrivelse</text:span></text:p>
          </table:table-cell>
          <table:table-cell table:style-name="Tabel2.B1" office:value-type="string">
            <text:p text:style-name="P11"><text:span text:style-name="T2">Godkendt</text:span></text:p>
          </table:table-cell>
          <table:table-cell table:style-name="Tabel2.B1" office:value-type="string">
            <text:p text:style-name="P11"><text:span text:style-name="T2">Bemærkninger</text:span></text:p>
          </table:table-cell>
          <table:table-cell table:style-name="Tabel2.B1" office:value-type="string">
            <text:p text:style-name="P11"><text:span text:style-name="T2">Godkendt 2. omgang</text:span></text:p>
          </table:table-cell>
        </table:table-row>
        <table:table-row table:style-name="Tabel2.2">
          <table:table-cell table:style-name="Tabel2.A2" office:value-type="string">
            <text:p text:style-name="P11"><text:span text:style-name="T3"> </text:span></text:p>
          </table:table-cell>
          <table:table-cell table:style-name="Tabel2.B2" table:number-columns-spanned="4" office:value-type="string">
            <text:p text:style-name="P11"><text:span text:style-name="T3">Varme køkken (Du er ansvarlig for at der er rent alle steder i flisehøjde, undtaget komfur, kipsteger og ovn)</text:span></text:p>
          </table:table-cell>
          <table:covered-table-cell/>
          <table:covered-table-cell/>
          <table:covered-table-cell/>
        </table:table-row>
        <table:table-row table:style-name="Tabel2.3">
          <table:table-cell table:style-name="Tabel2.A2" table:number-rows-spanned="7" office:value-type="string">
            <text:p text:style-name="P11"><text:span text:style-name="T2">1 gang om ugen</text:span></text:p>
          </table:table-cell>
          <table:table-cell table:style-name="Tabel2.B3" office:value-type="string">
            <text:p text:style-name="P11"><text:span text:style-name="T4">Vask alle fliser med grovrens, eftertør med viskestykke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obs. Fliser under hylder med kurve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obs. Bag kipstege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obs. Bag komfu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obs. Ved skraldespand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Vask blastkøleskabet af inde og ude med universalrens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Vask alle hylder, både ovenpå og unde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Rengør røremaskinen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Alle rør samt bordstative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Rengør skraldestativ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Rengør underside af vask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Rengør underside af borde og rulleborde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Ved*</text:span></text:p>
          </table:table-cell>
          <table:table-cell table:style-name="Tabel2.B3" office:value-type="string">
            <text:p text:style-name="P11"><text:span text:style-name="T4">Vask alle paneler og døre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Rengør kurve med små køkkenredskabe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office:value-type="string">
            <text:p text:style-name="P11"><text:span text:style-name="T2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table-cell table:style-name="Tabel2.A2" table:number-rows-spanned="3" office:value-type="string">
            <text:p text:style-name="P11"><text:span text:style-name="T2">Ved hovedrengøring</text:span></text:p>
          </table:table-cell>
          <table:table-cell table:style-name="Tabel2.B3" office:value-type="string">
            <text:p text:style-name="P11"><text:span text:style-name="T4">Puds vinduer, inde og ude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Tøm og rengør skuffer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  <table:table-row table:style-name="Tabel2.3">
          <table:covered-table-cell/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  <table:table-cell table:style-name="Tabel2.B3" office:value-type="string">
            <text:p text:style-name="P11"><text:span text:style-name="T4"> </text:span></text:p>
          </table:table-cell>
        </table:table-row>
      </table:table>
      <text:p text:style-name="P21"/>
      <text:p text:style-name="P21"/>
      <text:p text:style-name="P21"/>
      <text:p text:style-name="P21"><text:soft-page-break/></text:p>
      <text:list xml:id="list40331291" text:continue-numbering="true" text:style-name="WWNum1">
        <text:list-item>
          <text:p text:style-name="P24">Skralderum + passage ved skralderum og tørrekælder (3 alumner)</text:p>
        </text:list-item>
      </text:list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 table:style-name="Tabel3.1">
          <table:table-cell table:style-name="Tabel3.A1" office:value-type="string">
            <text:p text:style-name="P11"><text:span text:style-name="T2">Tidspunkt</text:span></text:p>
          </table:table-cell>
          <table:table-cell table:style-name="Tabel3.B1" office:value-type="string">
            <text:p text:style-name="P11"><text:span text:style-name="T2">Beskrivelse</text:span></text:p>
          </table:table-cell>
          <table:table-cell table:style-name="Tabel3.B1" office:value-type="string">
            <text:p text:style-name="P11"><text:span text:style-name="T2">Godkendt</text:span></text:p>
          </table:table-cell>
          <table:table-cell table:style-name="Tabel3.B1" office:value-type="string">
            <text:p text:style-name="P11"><text:span text:style-name="T2">Bemærkninger</text:span></text:p>
          </table:table-cell>
          <table:table-cell table:style-name="Tabel3.B1" office:value-type="string">
            <text:p text:style-name="P11"><text:span text:style-name="T2">Godkendt 2. omgang</text:span></text:p>
          </table:table-cell>
        </table:table-row>
        <table:table-row table:style-name="Tabel3.2">
          <table:table-cell table:style-name="Tabel3.A2" office:value-type="string">
            <text:p text:style-name="P11"><text:span text:style-name="T3"> </text:span></text:p>
          </table:table-cell>
          <table:table-cell table:style-name="Tabel3.B2" table:number-columns-spanned="4" office:value-type="string">
            <text:p text:style-name="P11"><text:span text:style-name="T3">Skralderum</text:span></text:p>
          </table:table-cell>
          <table:covered-table-cell/>
          <table:covered-table-cell/>
          <table:covered-table-cell/>
        </table:table-row>
        <table:table-row table:style-name="Tabel3.3">
          <table:table-cell table:style-name="Tabel3.A2" office:value-type="string">
            <text:p text:style-name="P11"><text:span text:style-name="T3">Mandag</text:span></text:p>
          </table:table-cell>
          <table:table-cell table:style-name="Tabel3.B3" table:number-columns-spanned="4" office:value-type="string">
            <text:p text:style-name="P11"><text:span text:style-name="T2">OBS</text:span><text:span text:style-name="T4">. Spandene tømmes (om alt går vel) mandag morgen, </text:span></text:p>
            <text:p text:style-name="P11"><text:span text:style-name="T4">hvorefter man snarest muligt bør gøre rent, for at undgå at flytte skraldesække. </text:span></text:p>
            <text:p text:style-name="P11"><text:span text:style-name="T4">Skraldemændene tager ikke andet, end hvad der kan være i spandene, </text:span></text:p>
            <text:p text:style-name="P11"><text:span text:style-name="T4">så hold øje med hvad der står i kældergangen.</text:span></text:p>
          </table:table-cell>
          <table:covered-table-cell/>
          <table:covered-table-cell/>
          <table:covered-table-cell/>
        </table:table-row>
        <table:table-row table:style-name="Tabel3.4">
          <table:table-cell table:style-name="Tabel3.A2" table:number-rows-spanned="7" office:value-type="string">
            <text:p text:style-name="P11"><text:span text:style-name="T2">1 gang om ugen</text:span></text:p>
          </table:table-cell>
          <table:table-cell table:style-name="Tabel3.B4" office:value-type="string">
            <text:p text:style-name="P11"><text:span text:style-name="T4">Kasser o.l. skal klappes sammen og i papcontaineren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Fej og vask gulvet i skralderummet med grovrens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Vask alle fliser i grovrens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7">
          <table:covered-table-cell/>
          <table:table-cell table:style-name="Tabel3.B4" office:value-type="string">
            <text:p text:style-name="P11"><text:span text:style-name="T4">Rengør skraldespandene i klorin og vand med detil egnet børste. Der må ikke ligge vand tilbage i bunden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Rengør døre i indgangen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Ved*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table:number-rows-spanned="3" office:value-type="string">
            <text:p text:style-name="P11"><text:span text:style-name="T2">Ved hovedrengøring</text:span></text:p>
          </table:table-cell>
          <table:table-cell table:style-name="Tabel3.B4" office:value-type="string">
            <text:p text:style-name="P11"><text:span text:style-name="T4">Vask vægge i passage ved skralderum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2">
          <table:table-cell table:style-name="Tabel3.A2" office:value-type="string">
            <text:p text:style-name="P11"><text:span text:style-name="T3"> </text:span></text:p>
          </table:table-cell>
          <table:table-cell table:style-name="Tabel3.B2" table:number-columns-spanned="4" office:value-type="string">
            <text:p text:style-name="P11"><text:span text:style-name="T3">Vaskekælder -</text:span><text:span text:style-name="T2"> (Vaskekælder tømning: I månederne oktober, januar, april og juli, disse måneder er uden *)</text:span></text:p>
          </table:table-cell>
          <table:covered-table-cell/>
          <table:covered-table-cell/>
          <table:covered-table-cell/>
        </table:table-row>
        <table:table-row table:style-name="Tabel3.4">
          <table:table-cell table:style-name="Tabel3.A2" table:number-rows-spanned="2" office:value-type="string">
            <text:p text:style-name="P11"><text:span text:style-name="T2">Ved *</text:span></text:p>
          </table:table-cell>
          <table:table-cell table:style-name="Tabel3.B4" office:value-type="string">
            <text:p text:style-name="P11"><text:span text:style-name="T4">Ryd op i tørrekælderen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covered-table-cell/>
          <table:table-cell table:style-name="Tabel3.B4" office:value-type="string">
            <text:p text:style-name="P11"><text:span text:style-name="T4">Saml tøj, klemmer og bøjler op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Rengør kurvene med en klud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Fej og vask gulvet også bag vaskemaskinerne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7">
          <table:table-cell table:style-name="Tabel3.A2" office:value-type="string">
            <text:p text:style-name="P11"><text:span text:style-name="T2">Tørrekældertømning</text:span></text:p>
          </table:table-cell>
          <table:table-cell table:style-name="Tabel3.B4" office:value-type="string">
            <text:p text:style-name="P11"><text:span text:style-name="T4">Tørrekældertømningen annonceres en uge i forvejen i ankebogen og ved opslagpå døren til tørrekælderen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ext:soft-page-break/>
        <table:table-row table:style-name="Tabel3.7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Tøjet der ikke er afhentet på selve dagen for tørrekældertømning samles og lægges til afhentning i en uge, hvorefter det gives til Røde Kors e.l.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  <table:table-row table:style-name="Tabel3.4">
          <table:table-cell table:style-name="Tabel3.A2" office:value-type="string">
            <text:p text:style-name="P11"><text:span text:style-name="T2">Ved hovedrengøring</text:span></text:p>
          </table:table-cell>
          <table:table-cell table:style-name="Tabel3.B4" office:value-type="string">
            <text:p text:style-name="P11"><text:span text:style-name="T4">Aftør vægge, rør og paneler i vaskerm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  <table:table-cell table:style-name="Tabel3.B4" office:value-type="string">
            <text:p text:style-name="P11"><text:span text:style-name="T4"> </text:span></text:p>
          </table:table-cell>
        </table:table-row>
      </table:table>
      <text:p text:style-name="P21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3. Kælderrum (3 alumner)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row table:style-name="Tabel4.1">
          <table:table-cell table:style-name="Tabel4.A1" office:value-type="string">
            <text:p text:style-name="P13">Tidspunkt</text:p>
          </table:table-cell>
          <table:table-cell table:style-name="Tabel4.A1" office:value-type="string">
            <text:p text:style-name="P13">Beskrivelse</text:p>
          </table:table-cell>
          <table:table-cell table:style-name="Tabel4.A1" office:value-type="string">
            <text:p text:style-name="P13">Godkendt</text:p>
          </table:table-cell>
          <table:table-cell table:style-name="Tabel4.A1" office:value-type="string">
            <text:p text:style-name="P13">Bemærkninger</text:p>
          </table:table-cell>
          <table:table-cell table:style-name="Tabel4.E1" office:value-type="string">
            <text:p text:style-name="P13">Godkendt 2. Omgang</text:p>
          </table:table-cell>
        </table:table-row>
        <table:table-row table:style-name="Tabel4.1">
          <table:table-cell table:style-name="Tabel4.A1" table:number-rows-spanned="7" office:value-type="string">
            <text:p text:style-name="P13">1 gang om ugen</text:p>
          </table:table-cell>
          <table:table-cell table:style-name="Tabel4.E1" table:number-columns-spanned="4" office:value-type="string">
            <text:p text:style-name="P17">Kælderrum</text:p>
          </table:table-cell>
          <table:covered-table-cell/>
          <table:covered-table-cell/>
          <table:covered-table-cell/>
        </table:table-row>
        <table:table-row table:style-name="Tabel4.1">
          <table:covered-table-cell/>
          <table:table-cell table:style-name="Tabel4.A1" office:value-type="string">
            <text:p text:style-name="P15">Fjern alle ting fra hylder og reoler og vask dem af med universalrengøring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9"><text:span text:style-name="T7">Vask beholdere med mel, gryn osv. </text:span><text:span text:style-name="T8">(”med universal”)</text:span></text:p>
            <text:p text:style-name="P14">” Husk kanten mellem låg og spand på beholderne”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5">
          <table:covered-table-cell/>
          <table:table-cell table:style-name="Tabel4.A1" office:value-type="string">
            <text:p text:style-name="P15">Vask frysere udenpå (”med universal”)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5">Køleskabene vaskes (”med universal”)</text:p>
            <text:p text:style-name="P14">OBS: Husk håndtagene, tætningslisterne samt udenpå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9"><text:span text:style-name="T8">Fej og vask gulve i hele kælderen plus trapperne med ”grovrens”.</text:span>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5">Papkasser slås sammen og puttes i papcontaineren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table-cell table:style-name="Tabel4.A9" table:number-rows-spanned="3" office:value-type="string">
            <text:p text:style-name="P13">Ved *</text:p>
          </table:table-cell>
          <table:table-cell table:style-name="Tabel4.A1" office:value-type="string">
            <text:p text:style-name="P15">Alt ovenstående inklusiv: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5">Rengør døre og karme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covered-table-cell/>
          <table:table-cell table:style-name="Tabel4.A1" office:value-type="string">
            <text:p text:style-name="P15">Tør hylder af og vask gulv i det lille rum lige til venstre for trappen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">
          <table:table-cell table:style-name="Tabel4.A10" office:value-type="string">
            <text:p text:style-name="P7"/>
          </table:table-cell>
          <table:table-cell table:style-name="Tabel4.B12" office:value-type="string">
            <text:p text:style-name="P15">Samtlige varer tørres af.</text:p>
          </table:table-cell>
          <table:table-cell table:style-name="Tabel4.B12" office:value-type="string">
            <text:p text:style-name="P15"/>
          </table:table-cell>
          <table:table-cell table:style-name="Tabel4.B12" office:value-type="string">
            <text:p text:style-name="P15"/>
          </table:table-cell>
          <table:table-cell table:style-name="Tabel4.E12" office:value-type="string">
            <text:p text:style-name="P15"/>
          </table:table-cell>
        </table:table-row>
        <table:table-row table:style-name="Tabel4.1">
          <table:table-cell table:style-name="Tabel4.A10" office:value-type="string">
            <text:p text:style-name="P7"/>
          </table:table-cell>
          <table:table-cell table:style-name="Tabel4.B12" office:value-type="string">
            <text:p text:style-name="P15">Melbeholdere tages af stativerne, og stativerne rengøres.</text:p>
          </table:table-cell>
          <table:table-cell table:style-name="Tabel4.B12" office:value-type="string">
            <text:p text:style-name="P15"/>
          </table:table-cell>
          <table:table-cell table:style-name="Tabel4.B12" office:value-type="string">
            <text:p text:style-name="P15"/>
          </table:table-cell>
          <table:table-cell table:style-name="Tabel4.E12" office:value-type="string">
            <text:p text:style-name="P15"/>
          </table:table-cell>
        </table:table-row>
        <table:table-row table:style-name="Tabel4.14">
          <table:table-cell table:style-name="Tabel4.A9" table:number-rows-spanned="3" office:value-type="string">
            <text:p text:style-name="P6">Ved hoved- rengøring</text:p>
          </table:table-cell>
          <table:table-cell table:style-name="Tabel4.A1" office:value-type="string">
            <text:p text:style-name="P15">Afrim fryser og vask under og bagved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4">
          <table:covered-table-cell/>
          <table:table-cell table:style-name="Tabel4.A1" office:value-type="string">
            <text:p text:style-name="P15">Rør og sikringskasser vaskes af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  <table:table-row table:style-name="Tabel4.14">
          <table:covered-table-cell/>
          <table:table-cell table:style-name="Tabel4.A1" office:value-type="string">
            <text:p text:style-name="P15">Fjern spindelvæv fra vægge, lofter (hjørner), luftskakt samt over trappen.</text:p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E1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7">5. Køkkengulve, komfur og kipsteger ( 5 alumner)</text:p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column table:style-name="Tabel5.E"/>
        <table:table-row table:style-name="Tabel5.1">
          <table:table-cell table:style-name="Tabel5.A1" office:value-type="string">
            <text:p text:style-name="P13">Tidspunkt</text:p>
          </table:table-cell>
          <table:table-cell table:style-name="Tabel5.A1" office:value-type="string">
            <text:p text:style-name="P13">Beskrivelse 5 <text:s/>alumner en gang om ugen </text:p>
          </table:table-cell>
          <table:table-cell table:style-name="Tabel5.A1" office:value-type="string">
            <text:p text:style-name="P13">Godkendt</text:p>
          </table:table-cell>
          <table:table-cell table:style-name="Tabel5.A1" office:value-type="string">
            <text:p text:style-name="P13">Bemærkninger</text:p>
          </table:table-cell>
          <table:table-cell table:style-name="Tabel5.E1" office:value-type="string">
            <text:p text:style-name="P13">Godkendt 2. Omgang</text:p>
          </table:table-cell>
        </table:table-row>
        <table:table-row table:style-name="Tabel5.1">
          <table:table-cell table:style-name="Tabel5.A1" table:number-rows-spanned="12" office:value-type="string">
            <text:p text:style-name="P5">1 gang om ugen</text:p>
          </table:table-cell>
          <table:table-cell table:style-name="Tabel5.E1" table:number-columns-spanned="4" office:value-type="string">
            <text:p text:style-name="P18">Gulve</text:p>
          </table:table-cell>
          <table:covered-table-cell/>
          <table:covered-table-cell/>
          <table:covered-table-cell/>
        </table:table-row>
        <table:table-row table:style-name="Tabel5.1">
          <table:covered-table-cell/>
          <table:table-cell table:style-name="Tabel5.A1" office:value-type="string">
            <text:p text:style-name="P15">Fjern alle ting fra gulvet (skraldespande, skamler, etc.) og skub <text:s/>røremaskinen til side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<text:span text:style-name="T1">Fej grundigt</text:span>. Start fra kolde køkken og gå videre ind i det varme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Spul gulvet over med vandslangen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Hæld 30 l vand med ”grovrens” (se dosering på flasken) ud på gulvene og skrub grundigt overalt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Rens og vask afløbet ved kipstegeren (risten kan tages af og skal ligeledes vaskes)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OBS: Spul/svab grundigt omkring komfuret + kipstegeren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OBS: Vask under bordene i kolde køkken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OBS: Vask under køleskabet i kolde køkken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Gulvet spules og svabes rent hen mod afløbet. Det skal svabes grundigt, så der er næsten ingen vand tilbage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2">
          <table:covered-table-cell/>
          <table:table-cell table:style-name="Tabel5.A1" office:value-type="string">
            <text:p text:style-name="P15">Gulvet tørres grundigt efter med gulvklud. 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Alle ting sættes på plads igen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4">
          <table:table-cell table:style-name="Tabel5.A1" table:number-rows-spanned="2" office:value-type="string">
            <text:p text:style-name="P13">Ved *</text:p>
          </table:table-cell>
          <table:table-cell table:style-name="Tabel5.A1" office:value-type="string">
            <text:p text:style-name="P15"><text:s/>Alt ovenstående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5">
          <table:covered-table-cell/>
          <table:table-cell table:style-name="Tabel5.A1" office:value-type="string">
            <text:p text:style-name="P15">Lamperne i både kolde og varme køkken aftørres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6">
          <table:table-cell table:style-name="Tabel5.A1" table:number-rows-spanned="3" office:value-type="string">
            <text:p text:style-name="P13">Ved hoved- rengøring</text:p>
          </table:table-cell>
          <table:table-cell table:style-name="Tabel5.A1" office:value-type="string">
            <text:p text:style-name="P15">Alt ovenstående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6">
          <table:covered-table-cell/>
          <table:table-cell table:style-name="Tabel5.A1" office:value-type="string">
            <text:p text:style-name="P15">Spindelvæv fjernes fra vægge og lofter. Brug en klud på en kost for at nå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6">
          <table:covered-table-cell/>
          <table:table-cell table:style-name="Tabel5.A1" office:value-type="string">
            <text:p text:style-name="P15">Rengør alle rør over flisehøjde i køkkenet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9">
          <table:table-cell table:style-name="Tabel5.A1" table:number-rows-spanned="17" office:value-type="string">
            <text:p text:style-name="P13">1 gang om ugen</text:p>
          </table:table-cell>
          <table:table-cell table:style-name="Tabel5.E1" table:number-columns-spanned="4" office:value-type="string">
            <text:p text:style-name="P18">Komfur</text:p>
          </table:table-cell>
          <table:covered-table-cell/>
          <table:covered-table-cell/>
          <table:covered-table-cell/>
        </table:table-row>
        <table:table-row table:style-name="Tabel5.1">
          <table:covered-table-cell/>
          <table:table-cell table:style-name="Tabel5.A1" office:value-type="string">
            <text:p text:style-name="P15">Overdelene (undtagen varmepladerne) puttes i KEN. 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Hvis elementerne ikke er rene eller der er <text:soft-page-break/>pletter på dem, skal de skrubbes grundigt 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22">
          <table:covered-table-cell/>
          <table:table-cell table:style-name="Tabel5.A1" office:value-type="string">
            <text:p text:style-name="P15"><text:s/>Varmepladerne slibes med sandpapir og tørres med en klud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Fjern gryderne på hylden under komfuret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Aftør komfuret overalt med vand og sæbe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<text:s/>Stil gryderne pænt på plads igen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E1" table:number-columns-spanned="4" office:value-type="string">
            <text:p text:style-name="P18">Kipsteger</text:p>
          </table:table-cell>
          <table:covered-table-cell/>
          <table:covered-table-cell/>
          <table:covered-table-cell/>
        </table:table-row>
        <table:table-row table:style-name="Tabel5.1">
          <table:covered-table-cell/>
          <table:table-cell table:style-name="Tabel5.A1" office:value-type="string">
            <text:p text:style-name="P15">Vaskes af <text:span text:style-name="T1">udvendigt</text:span> med ”universal”, dvs. på låg, sider og sokkel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Aftørres herefter med ”stålpleje”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29">
          <table:covered-table-cell/>
          <table:table-cell table:style-name="Tabel5.A1" office:value-type="string">
            <text:p text:style-name="P18">Ovne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30">
          <table:covered-table-cell/>
          <table:table-cell table:style-name="Tabel5.A1" office:value-type="string">
            <text:p text:style-name="P15">Vaskes af udvendigt med ”universal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30">
          <table:covered-table-cell/>
          <table:table-cell table:style-name="Tabel5.A1" office:value-type="string">
            <text:p text:style-name="P15">OBS: rengør oven på ovnene 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32">
          <table:covered-table-cell/>
          <table:table-cell table:style-name="Tabel5.A1" office:value-type="string">
            <text:p text:style-name="P15">Aftørres herefter med ”stålpleje”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33">
          <table:covered-table-cell/>
          <table:table-cell table:style-name="Tabel5.A1" office:value-type="string">
            <text:p text:style-name="P19"><text:span text:style-name="T5">Bagereolen</text:span><text:span text:style-name="T6"> (til at stille bageplader i):</text:span>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34">
          <table:covered-table-cell/>
          <table:table-cell table:style-name="Tabel5.A1" office:value-type="string">
            <text:p text:style-name="P15">Vaskes af med ”universal”. Husk hjulene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29">
          <table:covered-table-cell/>
          <table:table-cell table:style-name="Tabel5.A1" office:value-type="string">
            <text:p text:style-name="P15">Alle bakker vaskes i KEN og stilles på plads igen (brug evt. stålsvamp hvis bakkerne ikke bliver helt rene)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table-cell table:style-name="Tabel5.A1" table:number-rows-spanned="3" office:value-type="string">
            <text:p text:style-name="P13">Ved *</text:p>
          </table:table-cell>
          <table:table-cell table:style-name="Tabel5.A1" office:value-type="string">
            <text:p text:style-name="P15">Alt ovenstående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Emhættens filtre tages ud, sættes i blød i sæbevand og vaskes derefter i KEN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Emhætten aftørres indeni og på siderne med grovrens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table-cell table:style-name="Tabel5.A1" table:number-rows-spanned="3" office:value-type="string">
            <text:p text:style-name="P13">Ved hovedrengøring</text:p>
          </table:table-cell>
          <table:table-cell table:style-name="Tabel5.A1" office:value-type="string">
            <text:p text:style-name="P15">Alt ovenstående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Lysarmaturerne ved emhætten vaskes af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  <table:table-row table:style-name="Tabel5.1">
          <table:covered-table-cell/>
          <table:table-cell table:style-name="Tabel5.A1" office:value-type="string">
            <text:p text:style-name="P15">Vask alle rør i loftet omkring emhætten og indblæsningsanlægget.</text:p>
          </table:table-cell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5"/>
          </table:table-cell>
          <table:table-cell table:style-name="Tabel5.E1" office:value-type="string">
            <text:p text:style-name="P15"/>
          </table:table-cell>
        </table:table-row>
      </table:table>
      <text:p text:style-name="P26"><text:span text:style-name="T11">6. Kolde køkken (3 alumner) (revideret 13. juni)</text:span></text:p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column table:style-name="Tabel6.E"/>
        <table:table-row table:style-name="Tabel6.1">
          <table:table-cell table:style-name="Tabel6.A1" office:value-type="string">
            <text:p text:style-name="P13"/>
          </table:table-cell>
          <table:table-cell table:style-name="Tabel6.A1" office:value-type="string">
            <text:p text:style-name="P13">Beskrivelse <text:s text:c="2"/></text:p>
          </table:table-cell>
          <table:table-cell table:style-name="Tabel6.A1" office:value-type="string">
            <text:p text:style-name="P13">Godkendt</text:p>
          </table:table-cell>
          <table:table-cell table:style-name="Tabel6.A1" office:value-type="string">
            <text:p text:style-name="P13">Bemærkninger</text:p>
          </table:table-cell>
          <table:table-cell table:style-name="Tabel6.E1" office:value-type="string">
            <text:p text:style-name="P13">Godkendt 2. Omgang</text:p>
          </table:table-cell>
        </table:table-row>
        <table:table-row table:style-name="Tabel6.1">
          <table:table-cell table:style-name="Tabel6.A1" table:number-rows-spanned="11" office:value-type="string">
            <text:p text:style-name="P6">1 gang om ugen</text:p>
          </table:table-cell>
          <table:table-cell table:style-name="Tabel6.E1" table:number-columns-spanned="4" office:value-type="string">
            <text:p text:style-name="P18">Kolde køkken</text:p>
          </table:table-cell>
          <table:covered-table-cell/>
          <table:covered-table-cell/>
          <table:covered-table-cell/>
        </table:table-row>
        <table:table-row table:style-name="Tabel6.1">
          <table:covered-table-cell/>
          <table:table-cell table:style-name="Tabel6.A1" office:value-type="string">
            <text:p text:style-name="P15"><text:span text:style-name="T1">Alle</text:span> køleskabe rengøres både indvendigt og udvendigt. <text:s/>Husk alle flader – også ovenpå . Husk gummilister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Saladetten (køledisken midt i rummet) rengøres både indvendigt og udvendigt. <text:s/>Husk alle flader – også ovenpå og hylderne!!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Vask fliserne i det kolde køkken grundigt med svamp og vand med ”universal”. (tør efter med et viskestykke)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<text:s/>Fjern ting fra <text:span text:style-name="T1">alle</text:span> hylder og rengør fladerne. Både over- og underside af hylderne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Rengør vaskene indvendigt og udvendigt samt rør under vaskene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8">
          <table:covered-table-cell/>
          <table:table-cell table:style-name="Tabel6.A1" office:value-type="string">
            <text:p text:style-name="P15">Fjern ting fra hylderne under bordene og rengør tremmerne og bordstativ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9">
          <table:covered-table-cell/>
          <table:table-cell table:style-name="Tabel6.A1" office:value-type="string">
            <text:p text:style-name="P15">Rengør alle bordene med universalrens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0">
          <table:covered-table-cell/>
          <table:table-cell table:style-name="Tabel6.A1" office:value-type="string">
            <text:p text:style-name="P15">Rengør skraldestativet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Sæt tingene pænt på plads igen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covered-table-cell/>
          <table:table-cell table:style-name="Tabel6.A1" office:value-type="string">
            <text:p text:style-name="P15">Tjek at der er rent alle steder i flisehøjde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3">
          <table:table-cell table:style-name="Tabel6.A1" table:number-rows-spanned="2" office:value-type="string">
            <text:p text:style-name="P13">Ved *</text:p>
          </table:table-cell>
          <table:table-cell table:style-name="Tabel6.A1" office:value-type="string">
            <text:p text:style-name="P15">Rengøring af dør og dørkarme ind til kolde køkken fra mellemgangen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4">
          <table:covered-table-cell/>
          <table:table-cell table:style-name="Tabel6.A1" office:value-type="string">
            <text:p text:style-name="P15">Fjern alle rester af klistermærker og tape fra skabe og køleskabe (med sprit)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5">
          <table:table-cell table:style-name="Tabel6.A1" office:value-type="string">
            <text:p text:style-name="P13">Ved hoved- rengøring</text:p>
            <text:p text:style-name="P4"><text:s/></text:p>
          </table:table-cell>
          <table:table-cell table:style-name="Tabel6.A1" office:value-type="string">
            <text:p text:style-name="P15">Ryk køleskabet ud og vask bagved og bagpå.</text:p>
          </table:table-cell>
          <table:table-cell table:style-name="Tabel6.A1" office:value-type="string">
            <text:p text:style-name="P15"/>
          </table:table-cell>
          <table:table-cell table:style-name="Tabel6.A1" office:value-type="string">
            <text:p text:style-name="P15"/>
          </table:table-cell>
          <table:table-cell table:style-name="Tabel6.E1" office:value-type="string">
            <text:p text:style-name="P15"/>
          </table:table-cell>
        </table:table-row>
        <table:table-row table:style-name="Tabel6.1">
          <table:table-cell table:style-name="Tabel6.A16" office:value-type="string">
            <text:p text:style-name="P7"/>
          </table:table-cell>
          <table:table-cell table:style-name="Tabel6.A16" office:value-type="string">
            <text:p text:style-name="P15">Puds vinduer i kolde køkken både udvendigt og indvendigt.</text:p>
          </table:table-cell>
          <table:table-cell table:style-name="Tabel6.A16" office:value-type="string">
            <text:p text:style-name="P15"/>
          </table:table-cell>
          <table:table-cell table:style-name="Tabel6.A16" office:value-type="string">
            <text:p text:style-name="P15"/>
          </table:table-cell>
          <table:table-cell table:style-name="Tabel6.E16" office:value-type="string">
            <text:p text:style-name="P15"/>
          </table:table-cell>
        </table:table-row>
      </table:table>
      <text:p text:style-name="P8"/>
      <text:p text:style-name="P8"><text:soft-page-break/></text:p>
      <text:p text:style-name="P8">7. Viskevask (badeværelse ved vaskemaskine) (4 alumner)</text:p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column table:style-name="Tabel7.E"/>
        <table:table-row table:style-name="Tabel7.1">
          <table:table-cell table:style-name="Tabel7.A1" office:value-type="string">
            <text:p text:style-name="P13"/>
          </table:table-cell>
          <table:table-cell table:style-name="Tabel7.A1" office:value-type="string">
            <text:p text:style-name="P13">Beskrivelse</text:p>
          </table:table-cell>
          <table:table-cell table:style-name="Tabel7.A1" office:value-type="string">
            <text:p text:style-name="P13">Godkendt</text:p>
          </table:table-cell>
          <table:table-cell table:style-name="Tabel7.A1" office:value-type="string">
            <text:p text:style-name="P13">Bemærkninger</text:p>
          </table:table-cell>
          <table:table-cell table:style-name="Tabel7.E1" office:value-type="string">
            <text:p text:style-name="P13">Godkendt 2. Omgang</text:p>
          </table:table-cell>
        </table:table-row>
        <table:table-row table:style-name="Tabel7.1">
          <table:table-cell table:style-name="Tabel7.A1" table:number-rows-spanned="5" office:value-type="string">
            <text:p text:style-name="P9"><text:span text:style-name="T10">2 gange om ugen: Onsdag og søndag </text:span><text:span text:style-name="T9">aften</text:span></text:p>
          </table:table-cell>
          <table:table-cell table:style-name="Tabel7.E1" table:number-columns-spanned="4" office:value-type="string">
            <text:p text:style-name="P18">Viskevask</text:p>
          </table:table-cell>
          <table:covered-table-cell/>
          <table:covered-table-cell/>
          <table:covered-table-cell/>
        </table:table-row>
        <table:table-row table:style-name="Tabel7.1">
          <table:covered-table-cell/>
          <table:table-cell table:style-name="Tabel7.A1" office:value-type="string">
            <text:p text:style-name="P15"><text:s/>Tjek at vaskekurven i mellemgangen er blevet tømt. 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<text:s/>Vask hvad der står i kurvene i vaskerummet. Håndklæder, karklude, og viskestykker skal vaskes <text:s/>på 90 grader. Arbejdstøj på 60 grader. Duge på 40 grader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Arbejdstøjet skal hænges på plads og må ikke komme i tørretumleren. <text:s/>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<text:s/>Det rene vasketøj skal lægges pænt sammen på hylderne i fyrrummet. <text:s/>Tina og Louises arbejdstøj skal lægges i skabet i kontoret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table-cell table:style-name="Tabel7.A7" office:value-type="string">
            <text:p text:style-name="P7"/>
          </table:table-cell>
          <table:table-cell table:style-name="Tabel7.A7" office:value-type="string">
            <text:p text:style-name="P15">Rene kitler hænges på knagerne i mellemgangen.</text:p>
          </table:table-cell>
          <table:table-cell table:style-name="Tabel7.A7" office:value-type="string">
            <text:p text:style-name="P15"/>
          </table:table-cell>
          <table:table-cell table:style-name="Tabel7.A7" office:value-type="string">
            <text:p text:style-name="P15"/>
          </table:table-cell>
          <table:table-cell table:style-name="Tabel7.E7" office:value-type="string">
            <text:p text:style-name="P15"/>
          </table:table-cell>
        </table:table-row>
        <table:table-row table:style-name="Tabel7.1">
          <table:table-cell table:style-name="Tabel7.A7" office:value-type="string">
            <text:p text:style-name="P7"/>
          </table:table-cell>
          <table:table-cell table:style-name="Tabel7.A7" office:value-type="string">
            <text:p text:style-name="P15">Fyld op med klude og viskestykker i kolde køkken.</text:p>
          </table:table-cell>
          <table:table-cell table:style-name="Tabel7.A7" office:value-type="string">
            <text:p text:style-name="P15"/>
          </table:table-cell>
          <table:table-cell table:style-name="Tabel7.A7" office:value-type="string">
            <text:p text:style-name="P15"/>
          </table:table-cell>
          <table:table-cell table:style-name="Tabel7.E7" office:value-type="string">
            <text:p text:style-name="P15"/>
          </table:table-cell>
        </table:table-row>
        <table:table-row table:style-name="Tabel7.9">
          <table:table-cell table:style-name="Tabel7.A1" table:number-rows-spanned="13" office:value-type="string">
            <text:p text:style-name="P5">Søndag</text:p>
          </table:table-cell>
          <table:table-cell table:style-name="Tabel7.E1" table:number-columns-spanned="4" office:value-type="string">
            <text:p text:style-name="P18">Vaskerum</text:p>
          </table:table-cell>
          <table:covered-table-cell/>
          <table:covered-table-cell/>
          <table:covered-table-cell/>
        </table:table-row>
        <table:table-row table:style-name="Tabel7.9">
          <table:covered-table-cell/>
          <table:table-cell table:style-name="Tabel7.A1" office:value-type="string">
            <text:p text:style-name="P15"><text:s/>Rengør alle vaskemaskinernes flader. 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1">
          <table:covered-table-cell/>
          <table:table-cell table:style-name="Tabel7.A1" office:value-type="string">
            <text:p text:style-name="P15">Rengør sæberummene. 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2">
          <table:covered-table-cell/>
          <table:table-cell table:style-name="Tabel7.A1" office:value-type="string">
            <text:p text:style-name="P15">Tøm skraldespanden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3">
          <table:covered-table-cell/>
          <table:table-cell table:style-name="Tabel7.E1" table:number-columns-spanned="4" office:value-type="string">
            <text:p text:style-name="P18">Rengøring af badeværelset</text:p>
          </table:table-cell>
          <table:covered-table-cell/>
          <table:covered-table-cell/>
          <table:covered-table-cell/>
        </table:table-row>
        <table:table-row table:style-name="Tabel7.13">
          <table:covered-table-cell/>
          <table:table-cell table:style-name="Tabel7.A1" office:value-type="string">
            <text:p text:style-name="P15">Rengør vaskekummern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5">
          <table:covered-table-cell/>
          <table:table-cell table:style-name="Tabel7.A1" office:value-type="string">
            <text:p text:style-name="P15">Rengør toilettern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6">
          <table:covered-table-cell/>
          <table:table-cell table:style-name="Tabel7.A1" office:value-type="string">
            <text:p text:style-name="P15">Rengør dørene 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7">
          <table:covered-table-cell/>
          <table:table-cell table:style-name="Tabel7.A1" office:value-type="string">
            <text:p text:style-name="P15">Puds spejlene 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8">
          <table:covered-table-cell/>
          <table:table-cell table:style-name="Tabel7.A1" office:value-type="string">
            <text:p text:style-name="P15">Tøm alle skraldespand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9">
          <table:covered-table-cell/>
          <table:table-cell table:style-name="Tabel7.A1" office:value-type="string">
            <text:p text:style-name="P15">Fyld sæbe i dispensern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0">
          <table:covered-table-cell/>
          <table:table-cell table:style-name="Tabel7.A1" office:value-type="string">
            <text:p text:style-name="P15">Fyld papir i dispensern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1">
          <table:covered-table-cell/>
          <table:table-cell table:style-name="Tabel7.A1" office:value-type="string">
            <text:p text:style-name="P15">Læg ekstra toiletpapir i kurvene i vindueskarmene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ext:soft-page-break/>
        <table:table-row table:style-name="Tabel7.21">
          <table:table-cell table:style-name="Tabel7.A7" office:value-type="string">
            <text:p text:style-name="P7"/>
          </table:table-cell>
          <table:table-cell table:style-name="Tabel7.A7" office:value-type="string">
            <text:p text:style-name="P15">Fej og vask gulvet.</text:p>
          </table:table-cell>
          <table:table-cell table:style-name="Tabel7.A7" office:value-type="string">
            <text:p text:style-name="P15"/>
          </table:table-cell>
          <table:table-cell table:style-name="Tabel7.A7" office:value-type="string">
            <text:p text:style-name="P15"/>
          </table:table-cell>
          <table:table-cell table:style-name="Tabel7.E7" office:value-type="string">
            <text:p text:style-name="P15"/>
          </table:table-cell>
        </table:table-row>
        <table:table-row table:style-name="Tabel7.23">
          <table:table-cell table:style-name="Tabel7.A1" table:number-rows-spanned="3" office:value-type="string">
            <text:p text:style-name="P13">Ved *</text:p>
          </table:table-cell>
          <table:table-cell table:style-name="Tabel7.A1" office:value-type="string">
            <text:p text:style-name="P15"><text:s/>Alt ovenståend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4">
          <table:covered-table-cell/>
          <table:table-cell table:style-name="Tabel7.A1" office:value-type="string">
            <text:p text:style-name="P15">Vaskemaskinerne afkalkes: Maskinen sættes i gang på kogevaskeprogram, og når vandet løber igennem sæberummet til klarvask hældes en kop eddikesyre med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5">
          <table:covered-table-cell/>
          <table:table-cell table:style-name="Tabel7.A1" office:value-type="string">
            <text:p text:style-name="P15"><text:s/>Hylderne i skabene i badeværelserne rengøres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6">
          <table:table-cell table:style-name="Tabel7.A1" table:number-rows-spanned="6" office:value-type="string">
            <text:p text:style-name="P13">Ved hovedrengøring</text:p>
          </table:table-cell>
          <table:table-cell table:style-name="Tabel7.A1" office:value-type="string">
            <text:p text:style-name="P2">Alt ovenstående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27">
          <table:covered-table-cell/>
          <table:table-cell table:style-name="Tabel7.A1" office:value-type="string">
            <text:p text:style-name="P15">Tør alle rør og beholdere af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Rengør vindueskarme i vaskekælderen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Puds alle ruder ude og inde. Husk dem over døren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Rengør gulv i vaskekælderen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  <table:table-row table:style-name="Tabel7.1">
          <table:covered-table-cell/>
          <table:table-cell table:style-name="Tabel7.A1" office:value-type="string">
            <text:p text:style-name="P15"><text:s/>Ryd op i glemt vasketøj og tjek at der generelt er ryddet op i kælderen.</text:p>
          </table:table-cell>
          <table:table-cell table:style-name="Tabel7.A1" office:value-type="string">
            <text:p text:style-name="P15"/>
          </table:table-cell>
          <table:table-cell table:style-name="Tabel7.A1" office:value-type="string">
            <text:p text:style-name="P15"/>
          </table:table-cell>
          <table:table-cell table:style-name="Tabel7.E1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23"><text:span text:style-name="T12">8. Mellemgang og spisesal</text:span><text:span text:style-name="T12"> (3 alumner)</text:span></text:p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row table:style-name="Tabel8.1">
          <table:table-cell table:style-name="Tabel8.A1" office:value-type="string">
            <text:p text:style-name="P13">Tidspunkt</text:p>
          </table:table-cell>
          <table:table-cell table:style-name="Tabel8.A1" office:value-type="string">
            <text:p text:style-name="P13">Beskrivelse</text:p>
          </table:table-cell>
          <table:table-cell table:style-name="Tabel8.A1" office:value-type="string">
            <text:p text:style-name="P13">Godkendt</text:p>
          </table:table-cell>
          <table:table-cell table:style-name="Tabel8.A1" office:value-type="string">
            <text:p text:style-name="P13">Bemærkninger</text:p>
          </table:table-cell>
          <table:table-cell table:style-name="Tabel8.E1" office:value-type="string">
            <text:p text:style-name="P13">Godkendt 2. Omgang</text:p>
          </table:table-cell>
        </table:table-row>
        <table:table-row table:style-name="Tabel8.1">
          <table:table-cell table:style-name="Tabel8.A1" table:number-rows-spanned="2" office:value-type="string">
            <text:p text:style-name="P13">1 gang om ugen</text:p>
          </table:table-cell>
          <table:table-cell table:style-name="Tabel8.E1" table:number-columns-spanned="4" office:value-type="string">
            <text:p text:style-name="P18">Mellemgang (ved batikrum)</text:p>
          </table:table-cell>
          <table:covered-table-cell/>
          <table:covered-table-cell/>
          <table:covered-table-cell/>
        </table:table-row>
        <table:table-row table:style-name="Tabel8.1">
          <table:covered-table-cell/>
          <table:table-cell table:style-name="Tabel8.A1" office:value-type="string">
            <text:p text:style-name="P15">Fej og vask gulv (brug ”grovrens” eller ”universiel”)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table-cell table:style-name="Tabel8.A1" table:number-rows-spanned="2" office:value-type="string">
            <text:p text:style-name="P13">Ved hoved- rengøring</text:p>
          </table:table-cell>
          <table:table-cell table:style-name="Tabel8.A1" office:value-type="string">
            <text:p text:style-name="P15">Fjern spindelvæv fra lofter og vægge</text:p>
            <text:p text:style-name="P14"><text:s/>(”klud på kost”)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table-cell table:style-name="Tabel8.A1" table:number-rows-spanned="5" office:value-type="string">
            <text:p text:style-name="P13">1 gang om ugen</text:p>
          </table:table-cell>
          <table:table-cell table:style-name="Tabel8.E1" table:number-columns-spanned="4" office:value-type="string">
            <text:p text:style-name="P18">Spisesal</text:p>
          </table:table-cell>
          <table:covered-table-cell/>
          <table:covered-table-cell/>
          <table:covered-table-cell/>
        </table:table-row>
        <table:table-row table:style-name="Tabel8.1">
          <table:covered-table-cell/>
          <table:table-cell table:style-name="Tabel8.A1" office:value-type="string">
            <text:p text:style-name="P15">Fej og vask gulvene. Er der meget beskidt bruges ”grovrens”, mindre beskidt: ”universal” eller ”plejerens”.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9"><text:span text:style-name="T8">Rengør buffetbordet.</text:span></text:p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list xml:id="list38593351" text:style-name="WW8Num2">
              <text:list-item>
                <text:p text:style-name="P20"><text:span text:style-name="T8">Fjern ting fra bordet med tallerkener og aftør bordpladen og hylden under.</text:span></text:p>
              </text:list-item>
              <text:list-item>
                <text:p text:style-name="P16">Fjern tallerkener fra skænk aftør overfladerne</text:p>
              </text:list-item>
              <text:list-item>
                <text:p text:style-name="P16">Fjern bestik og glas fra skænk og aftør alle hylder</text:p>
              </text:list-item>
              <text:list-item>
                <text:p text:style-name="P16">Aftør klaver</text:p>
              </text:list-item>
              <text:list-item>
                <text:p text:style-name="P16">Aftør hylder ved vinduer</text:p>
              </text:list-item>
            </text:list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>Rengør skraldestativ.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table-cell table:style-name="Tabel8.A11" office:value-type="string">
            <text:p text:style-name="P3"/>
          </table:table-cell>
          <table:table-cell table:style-name="Tabel8.A11" office:value-type="string">
            <text:p text:style-name="P15">Rengør hylder i serviceskab og aftør låger.</text:p>
          </table:table-cell>
          <table:table-cell table:style-name="Tabel8.A11" office:value-type="string">
            <text:p text:style-name="P15"/>
          </table:table-cell>
          <table:table-cell table:style-name="Tabel8.A11" office:value-type="string">
            <text:p text:style-name="P15"/>
          </table:table-cell>
          <table:table-cell table:style-name="Tabel8.E11" office:value-type="string">
            <text:p text:style-name="P15"/>
          </table:table-cell>
        </table:table-row>
        <table:table-row table:style-name="Tabel8.1">
          <table:table-cell table:style-name="Tabel8.A1" table:number-rows-spanned="3" office:value-type="string">
            <text:p text:style-name="P13">Ved *</text:p>
          </table:table-cell>
          <table:table-cell table:style-name="Tabel8.A1" office:value-type="string">
            <text:p text:style-name="P15">Aftør lamper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>Aftør paneler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table-cell table:style-name="Tabel8.A1" table:number-rows-spanned="5" office:value-type="string">
            <text:p text:style-name="P13">Ved hoved- rengøring</text:p>
          </table:table-cell>
          <table:table-cell table:style-name="Tabel8.A1" office:value-type="string">
            <text:p text:style-name="P15">Vask døre og radiatorer i ”universal”.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>Puds vinduer både ude og inde.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" office:value-type="string">
            <text:p text:style-name="P15">Tøm bestikkasserne. Rengør både bestik og kasser.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  <table:table-row table:style-name="Tabel8.1">
          <table:covered-table-cell/>
          <table:table-cell table:style-name="Tabel8.A11" office:value-type="string">
            <text:p text:style-name="P15">Aftør billeders glas og rammer.</text:p>
          </table:table-cell>
          <table:table-cell table:style-name="Tabel8.A11" office:value-type="string">
            <text:p text:style-name="P15"/>
          </table:table-cell>
          <table:table-cell table:style-name="Tabel8.A11" office:value-type="string">
            <text:p text:style-name="P15"/>
          </table:table-cell>
          <table:table-cell table:style-name="Tabel8.E11" office:value-type="string">
            <text:p text:style-name="P15"/>
          </table:table-cell>
        </table:table-row>
        <table:table-row table:style-name="Tabel8.19">
          <table:covered-table-cell/>
          <table:table-cell table:style-name="Tabel8.A1" office:value-type="string">
            <text:p text:style-name="P15">Vask øverste hylde over hylder ved lugen (under uret)</text:p>
          </table:table-cell>
          <table:table-cell table:style-name="Tabel8.A1" office:value-type="string">
            <text:p text:style-name="P15"/>
          </table:table-cell>
          <table:table-cell table:style-name="Tabel8.A1" office:value-type="string">
            <text:p text:style-name="P15"/>
          </table:table-cell>
          <table:table-cell table:style-name="Tabel8.E1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da" fo:country="DK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2z0" style:family="text">
      <style:text-properties style:font-name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libri1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1.1811in" fo:margin-right="1.1811in" style:writing-mode="lr-tb" style:layout-grid-color="#c0c0c0" style:layout-grid-lines="170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O'Brien</meta:initial-creator>
    <dc:creator>Christoffer Nielsen</dc:creator>
    <meta:editing-cycles>20</meta:editing-cycles>
    <meta:creation-date>2010-10-05T09:32:00</meta:creation-date>
    <dc:date>2010-10-06T20:22:27.29</dc:date>
    <meta:editing-duration>PT00H49M48S</meta:editing-duration>
    <meta:generator>OpenOffice.org/3.2$Win32 OpenOffice.org_project/320m12$Build-9483</meta:generator>
    <meta:document-statistic meta:table-count="8" meta:image-count="0" meta:object-count="0" meta:page-count="12" meta:paragraph-count="536" meta:word-count="1523" meta:character-count="9680"/>
    <meta:template xlink:type="simple" xlink:actuate="onRequest" xlink:title="Normal" xlink:href=""/>
  </office:meta>
</office:document-meta>
</file>